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6pt" style:text-underline-style="solid" style:text-underline-width="auto" style:text-underline-color="font-color" fo:font-weight="bold" officeooo:rsid="001444f3" officeooo:paragraph-rsid="00163af5" style:font-weight-asian="bold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font-size="16pt" fo:font-weight="bold" officeooo:rsid="002559bb" officeooo:paragraph-rsid="002559bb" style:font-weight-asian="bold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fo:font-size="14pt" fo:font-weight="bold" officeooo:rsid="0025b35b" officeooo:paragraph-rsid="0025b35b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font-size="12pt" fo:font-weight="normal" officeooo:rsid="002559bb" officeooo:paragraph-rsid="002559bb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size="12pt" fo:font-weight="normal" officeooo:rsid="0025b35b" officeooo:paragraph-rsid="0025b35b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0721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25b3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BTFP V2 Contract</text:span> </text:p>
      <text:p text:style-name="P2"><text:span text:style-name="T3">Run Airdrop script</text:span></text:p>
      <text:p text:style-name="P4">1. replace private key<text:span text:style-name="T4">(your private key of the owner address)</text:span> in .env file remaining all things are okey.</text:p>
      <text:p text:style-name="P5">2. in root folder open the terminal and all you need to run <text:line-break/><text:span text:style-name="T1">node AirDrop.js </text:span>command and it will automatically transfer the tokens to given addresses. (it may take some time but you can monitor all activities here)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58:21.515766679</meta:creation-date>
    <dc:date>2023-07-01T19:07:17.560872431</dc:date>
    <meta:editing-duration>PT56M56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1" meta:paragraph-count="4" meta:word-count="62" meta:character-count="354" meta:non-whitespace-character-count="294"/>
  </office:meta>
</office:document-meta>
</file>